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G1:Feuille1.G1 Feuille1.G2:Feuille1.G13 Feuille1.I1:Feuille1.I1 Feuille1.I2:Feuille1.I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H2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H2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SUM([.H2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SUM([.H2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UM([.H2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SUM([.H2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SUM([.H2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H2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H2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H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H2:.H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/>
          <table:table-cell table:formula="of:=SUM([.H2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00-00-00T12:56:42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0-30T13:17:49.545000000</dc:date>
    <meta:editing-duration>PT1H59M3S</meta:editing-duration>
    <meta:editing-cycles>11</meta:editing-cycles>
    <meta:generator>LibreOffice/4.1.5.3$Windows_x86 LibreOffice_project/1c1366bba2ba2b554cd2ca4d87c06da81c05d24</meta:generator>
    <meta:document-statistic meta:table-count="1" meta:cell-count="1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G1:Feuille1.G13 Feuille1.I1:Feuille1.I13" chart:data-source-has-labels="both" svg:x="3.447cm" svg:y="2.356cm" svg:width="23.026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1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ata-point chart:repeated="12"/>
          </chart:series>
          <chart:series chart:style-name="ch11" chart:values-cell-range-address="Feuille1.I2:Feuille1.I13" chart:label-cell-address="Feuille1.I1:Feuille1.I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Avancement réalisé cumulé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I2:Feuille1.I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